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P2" style:family="paragraph" style:parent-style-name="Header">
      <style:text-properties fo:font-size="12pt" style:font-size-asian="12pt" style:font-size-complex="12pt"/>
    </style:style>
    <style:style style:name="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5"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P7"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P8" style:family="paragraph" style:parent-style-name="Standard">
      <style:paragraph-properties fo:margin-top="0cm" fo:margin-bottom="0cm" loext:contextual-spacing="false" fo:line-height="100%" fo:text-align="center" style:justify-single-word="false" fo:orphans="0" fo:widows="0" fo:padding="0cm" fo:border="none"/>
    </style:style>
    <style:style style:name="P9" style:family="paragraph" style:parent-style-name="Standard">
      <style:paragraph-properties fo:margin-top="0cm" fo:margin-bottom="0cm" loext:contextual-spacing="false" fo:line-height="100%" fo:orphans="0" fo:widows="0" fo:padding="0cm" fo:border="none"/>
    </style:style>
    <style:style style:name="P10"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P11" style:family="paragraph" style:parent-style-name="Standard">
      <style:paragraph-properties fo:margin-top="0cm" fo:margin-bottom="0cm" loext:contextual-spacing="false" fo:line-height="100%">
        <style:tab-stops>
          <style:tab-stop style:position="5.463cm"/>
        </style:tab-stops>
      </style:paragraph-properties>
    </style:style>
    <style:style style:name="P12"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3"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e1365" officeooo:paragraph-rsid="001e1365" style:font-size-asian="10pt" style:font-weight-asian="bold" style:font-size-complex="10pt" style:font-weight-complex="bold"/>
    </style:style>
    <style:style style:name="P14" style:family="paragraph" style:parent-style-name="Heading_20_2">
      <style:text-properties fo:color="#000000"/>
    </style:style>
    <style:style style:name="P15" style:family="paragraph" style:parent-style-name="Heading_20_2">
      <style:text-properties fo:color="#000000" officeooo:paragraph-rsid="002d20dd"/>
    </style:style>
    <style:style style:name="P16" style:family="paragraph" style:parent-style-name="Heading_20_3">
      <style:text-properties fo:color="#000000"/>
    </style:style>
    <style:style style:name="P17" style:family="paragraph" style:parent-style-name="Heading_20_3">
      <style:text-properties fo:color="#000000" officeooo:paragraph-rsid="00270d79"/>
    </style:style>
    <style:style style:name="P18" style:family="paragraph" style:parent-style-name="Text_20_body">
      <style:text-properties fo:color="#000000"/>
    </style:style>
    <style:style style:name="P19" style:family="paragraph" style:parent-style-name="Heading_20_1" style:master-page-name="Standard">
      <style:paragraph-properties style:page-number="auto">
        <style:tab-stops>
          <style:tab-stop style:position="5.463cm"/>
        </style:tab-stops>
      </style:paragraph-properties>
      <style:text-properties fo:color="#000000" fo:language="en" fo:country="US" officeooo:paragraph-rsid="0030d190"/>
    </style:style>
    <style:style style:name="P20" style:family="paragraph" style:parent-style-name="Heading_20_2">
      <style:text-properties fo:color="#000000"/>
    </style:style>
    <style:style style:name="P21" style:family="paragraph" style:parent-style-name="Heading_20_2">
      <style:text-properties fo:color="#000000" officeooo:paragraph-rsid="002d20dd"/>
    </style:style>
    <style:style style:name="P22" style:family="paragraph" style:parent-style-name="Heading_20_2">
      <style:paragraph-properties>
        <style:tab-stops>
          <style:tab-stop style:position="5.463cm"/>
        </style:tab-stops>
      </style:paragraph-properties>
      <style:text-properties fo:color="#000000" fo:language="en" fo:country="US"/>
    </style:style>
    <style:style style:name="P23" style:family="paragraph" style:parent-style-name="Heading_20_2">
      <style:text-properties fo:color="#000000" officeooo:paragraph-rsid="0031a030"/>
    </style:style>
    <style:style style:name="P24" style:family="paragraph" style:parent-style-name="Heading_20_3">
      <style:text-properties fo:color="#000000"/>
    </style:style>
    <style:style style:name="P25" style:family="paragraph" style:parent-style-name="Standard">
      <style:text-properties fo:color="#000000" officeooo:paragraph-rsid="002d20dd"/>
    </style:style>
    <style:style style:name="P26" style:family="paragraph" style:parent-style-name="Standard">
      <style:paragraph-properties>
        <style:tab-stops>
          <style:tab-stop style:position="5.463cm"/>
        </style:tab-stops>
      </style:paragraph-properties>
      <style:text-properties fo:color="#000000" fo:language="en" fo:country="US"/>
    </style:style>
    <style:style style:name="P27" style:family="paragraph" style:parent-style-name="Standard">
      <style:paragraph-properties>
        <style:tab-stops>
          <style:tab-stop style:position="5.463cm"/>
        </style:tab-stops>
      </style:paragraph-properties>
      <style:text-properties fo:color="#000000" fo:language="en" fo:country="US" officeooo:paragraph-rsid="0030d190"/>
    </style:style>
    <style:style style:name="P28" style:family="paragraph" style:parent-style-name="Standard">
      <style:paragraph-properties>
        <style:tab-stops>
          <style:tab-stop style:position="5.463cm"/>
        </style:tab-stops>
      </style:paragraph-properties>
      <style:text-properties fo:color="#000000" fo:font-size="13pt" fo:language="en" fo:country="US" officeooo:paragraph-rsid="0030d190" style:font-size-asian="13pt" style:font-size-complex="13pt"/>
    </style:style>
    <style:style style:name="P29" style:family="paragraph" style:parent-style-name="Standard">
      <style:paragraph-properties fo:margin-top="0cm" fo:margin-bottom="0cm" loext:contextual-spacing="false" fo:line-height="100%">
        <style:tab-stops>
          <style:tab-stop style:position="5.463cm"/>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text-properties fo:color="#000000"/>
    </style:style>
    <style:style style:name="P33" style:family="paragraph" style:parent-style-name="Text_20_body" style:list-style-name="L3">
      <style:text-properties fo:color="#000000"/>
    </style:style>
    <style:style style:name="P34" style:family="paragraph" style:parent-style-name="Text_20_body" style:list-style-name="L3">
      <style:text-properties fo:color="#000000" officeooo:paragraph-rsid="00270d79"/>
    </style:style>
    <style:style style:name="P35" style:family="paragraph" style:parent-style-name="Text_20_body" style:list-style-name="L4">
      <style:text-properties fo:color="#000000"/>
    </style:style>
    <style:style style:name="P36" style:family="paragraph" style:parent-style-name="Text_20_body" style:list-style-name="L5">
      <style:text-properties fo:color="#000000"/>
    </style:style>
    <style:style style:name="P37" style:family="paragraph" style:parent-style-name="Text_20_body" style:list-style-name="L6">
      <style:text-properties fo:color="#000000"/>
    </style:style>
    <style:style style:name="P38" style:family="paragraph" style:parent-style-name="Text_20_body" style:list-style-name="L7">
      <style:text-properties fo:color="#000000"/>
    </style:style>
    <style:style style:name="P39" style:family="paragraph" style:parent-style-name="Text_20_body" style:list-style-name="L8">
      <style:text-properties fo:color="#000000"/>
    </style:style>
    <style:style style:name="P40" style:family="paragraph" style:parent-style-name="Text_20_body" style:list-style-name="L9">
      <style:text-properties fo:color="#000000"/>
    </style:style>
    <style:style style:name="P41" style:family="paragraph" style:parent-style-name="Text_20_body" style:list-style-name="L10">
      <style:text-properties fo:color="#000000"/>
    </style:style>
    <style:style style:name="P42" style:family="paragraph" style:parent-style-name="Text_20_body" style:list-style-name="L11">
      <style:text-properties fo:color="#000000"/>
    </style:style>
    <style:style style:name="P43" style:family="paragraph" style:parent-style-name="Text_20_body" style:list-style-name="L12">
      <style:text-properties fo:color="#000000"/>
    </style:style>
    <style:style style:name="P44" style:family="paragraph" style:parent-style-name="Text_20_body" style:list-style-name="L39">
      <style:text-properties fo:color="#000000"/>
    </style:style>
    <style:style style:name="P45" style:family="paragraph" style:parent-style-name="Text_20_body" style:list-style-name="L40">
      <style:text-properties fo:color="#000000"/>
    </style:style>
    <style:style style:name="P46" style:family="paragraph" style:parent-style-name="Text_20_body" style:list-style-name="L41">
      <style:text-properties fo:color="#000000"/>
    </style:style>
    <style:style style:name="P47" style:family="paragraph" style:parent-style-name="Text_20_body" style:list-style-name="L42">
      <style:text-properties fo:color="#000000"/>
    </style:style>
    <style:style style:name="P48" style:family="paragraph" style:parent-style-name="Text_20_body" style:list-style-name="L43">
      <style:text-properties fo:color="#000000"/>
    </style:style>
    <style:style style:name="P49" style:family="paragraph" style:parent-style-name="Text_20_body" style:list-style-name="L44">
      <style:text-properties fo:color="#000000"/>
    </style:style>
    <style:style style:name="P50" style:family="paragraph" style:parent-style-name="Text_20_body" style:list-style-name="L45">
      <style:text-properties fo:color="#000000"/>
    </style:style>
    <style:style style:name="P51" style:family="paragraph" style:parent-style-name="Text_20_body" style:list-style-name="L46">
      <style:text-properties fo:color="#000000"/>
    </style:style>
    <style:style style:name="P52" style:family="paragraph" style:parent-style-name="Text_20_body" style:list-style-name="L47">
      <style:text-properties fo:color="#000000"/>
    </style:style>
    <style:style style:name="P53" style:family="paragraph" style:parent-style-name="Text_20_body" style:list-style-name="L48">
      <style:text-properties fo:color="#000000"/>
    </style:style>
    <style:style style:name="P54" style:family="paragraph" style:parent-style-name="Text_20_body" style:list-style-name="L49">
      <style:text-properties fo:color="#000000"/>
    </style:style>
    <style:style style:name="P55" style:family="paragraph" style:parent-style-name="Text_20_body" style:list-style-name="L50">
      <style:text-properties fo:color="#000000"/>
    </style:style>
    <style:style style:name="P56" style:family="paragraph" style:parent-style-name="Text_20_body" style:list-style-name="L51">
      <style:text-properties fo:color="#000000"/>
    </style:style>
    <style:style style:name="P57" style:family="paragraph" style:parent-style-name="Text_20_body" style:list-style-name="L51">
      <style:text-properties fo:color="#000000" officeooo:paragraph-rsid="0031a030"/>
    </style:style>
    <style:style style:name="P58" style:family="paragraph" style:parent-style-name="Text_20_body" style:list-style-name="L52">
      <style:text-properties fo:color="#000000"/>
    </style:style>
    <style:style style:name="P59" style:family="paragraph" style:parent-style-name="Text_20_body" style:list-style-name="L53">
      <style:text-properties fo:color="#000000"/>
    </style:style>
    <style:style style:name="P60" style:family="paragraph" style:parent-style-name="Text_20_body" style:list-style-name="L54">
      <style:text-properties fo:color="#000000"/>
    </style:style>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54"/>
    <style:style style:name="T1" style:family="text">
      <style:text-properties fo:font-size="10pt" fo:language="en" fo:country="US" style:font-size-asian="10pt" style:font-size-complex="10pt"/>
    </style:style>
    <style:style style:name="T2" style:family="text">
      <style:text-properties fo:font-size="10pt" fo:language="en" fo:country="US" fo:font-weight="bold" style:font-size-asian="10pt" style:font-weight-asian="bold" style:font-size-complex="10pt" style:font-weight-complex="bold"/>
    </style:style>
    <style:style style:name="T3" style:family="text">
      <style:text-properties fo:font-size="10pt" fo:language="en" fo:country="US" fo:font-weight="bold" officeooo:rsid="001e1365" style:font-size-asian="10pt" style:font-weight-asian="bold" style:font-size-complex="10pt" style:font-weight-complex="bold"/>
    </style:style>
    <style:style style:name="T4" style:family="text">
      <style:text-properties fo:font-size="10pt" fo:language="en" fo:country="US" fo:font-weight="bold" officeooo:rsid="0030d190"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9pt" fo:language="en" fo:country="US" style:font-size-asian="9pt" style:font-size-complex="9pt"/>
    </style:style>
    <style:style style:name="T8" style:family="text">
      <style:text-properties fo:font-size="8pt" fo:language="en" fo:country="US" style:font-size-asian="8pt" style:font-size-complex="8pt"/>
    </style:style>
    <style:style style:name="T9" style:family="text">
      <style:text-properties fo:color="#000000"/>
    </style:style>
    <style:style style:name="T10" style:family="text">
      <style:text-properties fo:color="#000000" style:font-name="Aptos Display" fo:font-size="7pt" style:font-name-asian="Cambria1" style:font-size-asian="7pt" style:font-name-complex="Cambria1" style:font-size-complex="7pt"/>
    </style:style>
    <style:style style:name="T11" style:family="text">
      <style:text-properties fo:color="#000000" officeooo:rsid="0031a030"/>
    </style:style>
    <style:style style:name="T12" style:family="text">
      <style:text-properties style:font-name="Aptos Display" fo:font-size="7pt" style:font-name-asian="Cambria1" style:font-size-asian="7pt" style:font-name-complex="Cambria1" style:font-size-complex="7pt"/>
    </style:style>
    <style:style style:name="T13" style:family="text">
      <style:text-properties officeooo:rsid="0030d190"/>
    </style:style>
    <style:style style:name="T14" style:family="text">
      <style:text-properties fo:font-size="13pt" style:font-size-asian="13pt" style:font-size-complex="13pt"/>
    </style:style>
    <style:style style:name="T15" style:family="text">
      <style:text-properties fo:font-size="13pt" officeooo:rsid="0030d190" style:font-size-asian="13pt"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Software Configuration Management Using Google Cloud Services</text:h>
      <text:p text:style-name="P28"/>
      <text:p text:style-name="P27"><text:span text:style-name="T14">Version </text:span><text:span text:style-name="T15">C</text:span><text:span text:style-name="T14">ontrol, </text:span><text:span text:style-name="T15">B</text:span><text:span text:style-name="T14">uild management, </text:span><text:span text:style-name="T15">R</text:span><text:span text:style-name="T14">elease management, and </text:span><text:span text:style-name="T15">C</text:span><text:span text:style-name="T14">hange </text:span><text:span text:style-name="T15">M</text:span><text:span text:style-name="T14">anagement</text:span></text:p>
      <text:p text:style-name="P27"><text:span text:style-name="T14"/></text:p>
      <text:h text:style-name="P22" text:outline-level="2">Abstract</text:h>
      <text:p text:style-name="P18">Software Configuration Management (SCM) is a fundamental discipline in software engineering that enables systematic handling and control of changes made to software-related artifacts during the entire development lifecycle. These artifacts include program source code, configuration files, build scripts, testing resources, and release packages. This report presents a comprehensive case study on the application of SCM practices using Google Cloud Platform (GCP). The study emphasizes version control, build management, release management, and change management as core SCM components. By utilizing Google Cloud Source Repositories, Cloud Build, Artifact Registry, and Identity and Access Management (IAM), Google Cloud provides a secure, scalable, and cloud-native framework for managing software evolution and automating development workflows.</text:p>
      <text:h text:style-name="P14" text:outline-level="2"/>
      <text:h text:style-name="P14" text:outline-level="2">1. Introduction</text:h>
      <text:p text:style-name="P18">Modern software systems are continuously modified to accommodate evolving user requirements, resolve defects, enhance performance, and address security concerns. Without a structured mechanism to manage these changes, development teams often face issues such as version inconsistencies, accidental overwriting of files, and unstable software releases. As project size increases and collaboration among multiple developers becomes common, manual methods of managing software changes become inefficient and error-prone.</text:p>
      <text:p text:style-name="P18"><text:soft-page-break/>Software Configuration Management offers a structured solution to these challenges by defining procedures and tools to control, monitor, and document changes across the software lifecycle. With the rapid adoption of cloud computing technologies, SCM solutions have transitioned from traditional on-premise setups to cloud-based platforms. Google Cloud Platform provides a rich ecosystem of integrated services that support collaborative development, automated builds, controlled releases, and secure access management, making it an effective platform for implementing SCM practices.</text:p>
      <text:h text:style-name="P14" text:outline-level="2"/>
      <text:h text:style-name="P14" text:outline-level="2">2. Fundamentals of Software Configuration Management</text:h>
      <text:p text:style-name="P18">Software Configuration Management is the discipline concerned with identifying software components, managing their versions, controlling changes, and maintaining accurate records of their status. SCM ensures that the integrity of software products is preserved as they evolve over time.</text:p>
      <text:p text:style-name="P18">The core activities of SCM include:</text:p>
      <text:list xml:id="list973874929" text:style-name="L37">
        <text:list-item>
          <text:p text:style-name="P86"><text:span text:style-name="Strong_20_Emphasis"><text:span text:style-name="T9">Configuration Identification</text:span></text:span><text:span text:style-name="T9"> – Identifying software items such as source files, libraries, and documents that require configuration control</text:span></text:p>
        </text:list-item>
        <text:list-item>
          <text:p text:style-name="P86"><text:span text:style-name="Strong_20_Emphasis"><text:span text:style-name="T9">Configuration Control</text:span></text:span><text:span text:style-name="T9"> – Managing changes to configuration items through defined approval and versioning procedures</text:span></text:p>
        </text:list-item>
        <text:list-item>
          <text:p text:style-name="P86"><text:span text:style-name="Strong_20_Emphasis"><text:span text:style-name="T9">Configuration Status Accounting</text:span></text:span><text:span text:style-name="T9"> – Recording and reporting the current and historical state of configuration items</text:span></text:p>
        </text:list-item>
        <text:list-item>
          <text:p text:style-name="P86"><text:span text:style-name="Strong_20_Emphasis"><text:span text:style-name="T9">Configuration Auditing</text:span></text:span><text:span text:style-name="T9"> – Verifying that delivered software conf</text:span><text:span text:style-name="T11">i</text:span><text:span text:style-name="T9">rms to approved requirements and specifications</text:span></text:p>
        </text:list-item>
      </text:list>
      <text:p text:style-name="P18">In practical development environments, SCM is commonly implemented through four major operational areas: version control, build management, release management, and change management.</text:p>
      <text:h text:style-name="P14" text:outline-level="2"><text:soft-page-break/></text:h>
      <text:h text:style-name="P14" text:outline-level="2">3. Google Cloud Platform for SCM Implementation</text:h>
      <text:p text:style-name="P18">Google Cloud Platform offers a collection of integrated services that support the implementation of SCM in a cloud-native manner. These services enable development teams to manage source code, automate builds, control releases, and enforce security policies efficiently.</text:p>
      <text:p text:style-name="P18">Key Google Cloud services used for SCM include:</text:p>
      <text:list xml:id="list2951669740" text:style-name="L38">
        <text:list-item>
          <text:p text:style-name="P87"><text:span text:style-name="Strong_20_Emphasis"><text:span text:style-name="T9">Google Cloud Source Repositories</text:span></text:span><text:span text:style-name="T9"> for centralized and secure source code management</text:span></text:p>
        </text:list-item>
        <text:list-item>
          <text:p text:style-name="P87"><text:span text:style-name="Strong_20_Emphasis"><text:span text:style-name="T9">Cloud Build</text:span></text:span><text:span text:style-name="T9"> for automated build and continuous integration processes</text:span></text:p>
        </text:list-item>
        <text:list-item>
          <text:p text:style-name="P87"><text:span text:style-name="Strong_20_Emphasis"><text:span text:style-name="T9">Artifact Registry</text:span></text:span><text:span text:style-name="T9"> for storing and managing build and release artifacts</text:span></text:p>
        </text:list-item>
        <text:list-item>
          <text:p text:style-name="P87"><text:span text:style-name="Strong_20_Emphasis"><text:span text:style-name="T9">Identity and Access Management (IAM)</text:span></text:span><text:span text:style-name="T9"> for role-based access control and security enforcement</text:span></text:p>
        </text:list-item>
      </text:list>
      <text:p text:style-name="P18">Together, these services form an end-to-end SCM pipeline that supports software development from code creation to final release.</text:p>
      <text:h text:style-name="P14" text:outline-level="2"/>
      <text:h text:style-name="P14" text:outline-level="2">4. Version Control on Google Cloud</text:h>
      <text:h text:style-name="P16" text:outline-level="3">4.1 Concept of Version Control</text:h>
      <text:p text:style-name="P18">Version control refers to the systematic process of recording, tracking, and managing changes made to software artifacts over time. Each modification is captured as a new version, allowing teams to maintain a complete history of changes and revert to previous states when required. Version control enhances collaboration, accountability, and transparency among development team members.</text:p>
      <text:p text:style-name="P18">A version control system helps answer critical questions such as:</text:p>
      <text:list xml:id="list2686677033" text:style-name="L39">
        <text:list-item>
          <text:p text:style-name="P44">What changes were introduced to the software?</text:p>
        </text:list-item>
        <text:list-item>
          <text:p text:style-name="P44">Who made the changes?</text:p>
        </text:list-item>
        <text:list-item>
          <text:p text:style-name="P44"><text:soft-page-break/>When were the changes implemented?</text:p>
        </text:list-item>
        <text:list-item>
          <text:p text:style-name="P44">Why was the change necessary?</text:p>
        </text:list-item>
      </text:list>
      <text:h text:style-name="P16" text:outline-level="3">4.2 Google Cloud Source Repositories</text:h>
      <text:p text:style-name="P18">Google Cloud Source Repositories (CSR) is a fully managed, Git-based service that enables teams to host and manage source code repositories securely on the cloud. It supports industry-standard Git workflows and integrates seamlessly with other Google Cloud services.</text:p>
      <text:p text:style-name="P18">Key features of CSR include:</text:p>
      <text:list xml:id="list156041503" text:style-name="L40">
        <text:list-item>
          <text:p text:style-name="P45">Distributed version control using Git</text:p>
        </text:list-item>
        <text:list-item>
          <text:p text:style-name="P45">Integration with IAM for fine-grained access control</text:p>
        </text:list-item>
        <text:list-item>
          <text:p text:style-name="P45">Support for branching, merging, and collaborative development</text:p>
        </text:list-item>
        <text:list-item>
          <text:p text:style-name="P45">Native integration with Cloud Build for automated workflows</text:p>
        </text:list-item>
      </text:list>
      <text:h text:style-name="P16" text:outline-level="3">4.3 Version Control Workflow</text:h>
      <text:p text:style-name="P18">A typical version control workflow using Google Cloud Source Repositories consists of the following steps:</text:p>
      <text:list xml:id="list54296303" text:style-name="L41">
        <text:list-item>
          <text:p text:style-name="P46">Developers clone the remote repository to their local machines</text:p>
        </text:list-item>
        <text:list-item>
          <text:p text:style-name="P46">Required changes are made to source code or configuration files</text:p>
        </text:list-item>
        <text:list-item>
          <text:p text:style-name="P46">Changes are committed, creating a new version in the repository</text:p>
        </text:list-item>
        <text:list-item>
          <text:p text:style-name="P46">Branches are used to isolate feature development or bug fixes</text:p>
        </text:list-item>
        <text:list-item>
          <text:p text:style-name="P46">Older versions remain available for rollback, auditing, or comparison</text:p>
        </text:list-item>
      </text:list>
      <text:p text:style-name="P18">Through this workflow, version control ensures disciplined and traceable management of software changes.</text:p>
      <text:h text:style-name="P14" text:outline-level="2"><text:soft-page-break/></text:h>
      <text:h text:style-name="P14" text:outline-level="2">5. Build Management Using Google Cloud</text:h>
      <text:h text:style-name="P16" text:outline-level="3">5.1 Overview of Build Management</text:h>
      <text:p text:style-name="P18">Build management focuses on converting source code and related resources into a complete, executable, and testable software product. It defines how individual components are compiled, integrated, tested, and packaged into deployable units.</text:p>
      <text:p text:style-name="P18">Build management addresses important questions such as:</text:p>
      <text:list xml:id="list1731965021" text:style-name="L42">
        <text:list-item>
          <text:p text:style-name="P47">How are new features integrated with existing code?</text:p>
        </text:list-item>
        <text:list-item>
          <text:p text:style-name="P47">How is the software compiled and validated?</text:p>
        </text:list-item>
        <text:list-item>
          <text:p text:style-name="P47">How is a reliable build produced for release?</text:p>
        </text:list-item>
      </text:list>
      <text:h text:style-name="P16" text:outline-level="3">5.2 Cloud Build Service</text:h>
      <text:p text:style-name="P18">Cloud Build is a fully managed, serverless continuous integration service provided by Google Cloud. It automates the process of building applications from source code and supports a wide range of programming languages and build tools.</text:p>
      <text:p text:style-name="P18">Cloud Build is capable of:</text:p>
      <text:list xml:id="list316683632" text:style-name="L43">
        <text:list-item>
          <text:p text:style-name="P48">Compiling application source code</text:p>
        </text:list-item>
        <text:list-item>
          <text:p text:style-name="P48">Executing automated tests</text:p>
        </text:list-item>
        <text:list-item>
          <text:p text:style-name="P48">Integrating recent code changes</text:p>
        </text:list-item>
        <text:list-item>
          <text:p text:style-name="P48">Producing deployable binaries or container images</text:p>
        </text:list-item>
      </text:list>
      <text:h text:style-name="P16" text:outline-level="3">5.3 Automated Build Process</text:h>
      <text:p text:style-name="Text_20_body"><text:span text:style-name="T9">The build process is defined using a </text:span><text:span text:style-name="Strong_20_Emphasis"><text:span text:style-name="T9">cloudbuild.yaml</text:span></text:span><text:span text:style-name="T9"> configuration file stored within the source repository. By maintaining the build configuration under version control, consistency and reproducibility of builds are ensured.</text:span></text:p>
      <text:p text:style-name="P18">Typical stages in an automated build process include:</text:p>
      <text:list xml:id="list3816251358" text:style-name="L44">
        <text:list-item>
          <text:p text:style-name="P49"><text:soft-page-break/>Fetching source code from the repository</text:p>
        </text:list-item>
        <text:list-item>
          <text:p text:style-name="P49">Compiling or assembling the application</text:p>
        </text:list-item>
        <text:list-item>
          <text:p text:style-name="P49">Running automated test cases</text:p>
        </text:list-item>
        <text:list-item>
          <text:p text:style-name="P49">Packaging the final build output</text:p>
        </text:list-item>
      </text:list>
      <text:h text:style-name="P16" text:outline-level="3">5.4 Artifact Registry</text:h>
      <text:p text:style-name="P18">Artifact Registry is used to store, organize, and manage build outputs generated by Cloud Build. These outputs may include executable files, libraries, or container images. Each artifact is linked to a specific source code version, enabling end-to-end traceability from development to deployment.</text:p>
      <text:h text:style-name="P14" text:outline-level="2"/>
      <text:h text:style-name="P14" text:outline-level="2">6. Release Management Using Google Cloud</text:h>
      <text:h text:style-name="P16" text:outline-level="3">6.1 Concept of Release Management</text:h>
      <text:p text:style-name="P18">Release management is the SCM activity that governs the preparation, approval, and deployment of software builds into production environments. Its primary goal is to ensure that only stable, tested, and authorized versions of software are delivered to users.</text:p>
      <text:p text:style-name="P18">The objectives of release management include:</text:p>
      <text:list xml:id="list2580611057" text:style-name="L45">
        <text:list-item>
          <text:p text:style-name="P50">Delivering dependable and verified software releases</text:p>
        </text:list-item>
        <text:list-item>
          <text:p text:style-name="P50">Maintaining consistency across development, testing, and production environments</text:p>
        </text:list-item>
        <text:list-item>
          <text:p text:style-name="P50">Managing version identification and release documentation</text:p>
        </text:list-item>
        <text:list-item>
          <text:p text:style-name="P50">Minimizing risks associated with deployment</text:p>
        </text:list-item>
      </text:list>
      <text:h text:style-name="P16" text:outline-level="3">6.2 Release Management on Google Cloud</text:h>
      <text:p text:style-name="P18">Google Cloud supports release management through automation and versioned artifact storage. After successful builds and tests, release-ready artifacts are produced and stored securely.</text:p>
      <text:p text:style-name="P18">In a GCP-based release process:</text:p>
      <text:list xml:id="list1662683869" text:style-name="L46">
        <text:list-item>
          <text:p text:style-name="P51"><text:soft-page-break/>Cloud Build generates validated release artifacts</text:p>
        </text:list-item>
        <text:list-item>
          <text:p text:style-name="P51">Artifact Registry stores approved release packages</text:p>
        </text:list-item>
        <text:list-item>
          <text:p text:style-name="P51">Git tags in Cloud Source Repositories mark stable versions (e.g., v1.0, v1.1)</text:p>
        </text:list-item>
        <text:list-item>
          <text:p text:style-name="P51">IAM policies control release approval and deployment permissions</text:p>
        </text:list-item>
      </text:list>
      <text:h text:style-name="P16" text:outline-level="3">6.3 Release Workflow</text:h>
      <text:p text:style-name="P18">A typical release workflow on Google Cloud includes:</text:p>
      <text:list xml:id="list1700619806" text:style-name="L47">
        <text:list-item>
          <text:p text:style-name="P52">Completion of development and testing activities</text:p>
        </text:list-item>
        <text:list-item>
          <text:p text:style-name="P52">Tagging the approved source code version</text:p>
        </text:list-item>
        <text:list-item>
          <text:p text:style-name="P52">Executing a final build using Cloud Build</text:p>
        </text:list-item>
        <text:list-item>
          <text:p text:style-name="P52">Storing release artifacts in Artifact Registry</text:p>
        </text:list-item>
        <text:list-item>
          <text:p text:style-name="P52">Deploying the software to production environments</text:p>
        </text:list-item>
        <text:list-item>
          <text:p text:style-name="P52">Maintaining release documentation for auditing and future reference</text:p>
        </text:list-item>
      </text:list>
      <text:h text:style-name="P14" text:outline-level="2"/>
      <text:h text:style-name="P14" text:outline-level="2">7. Change Management Using Google Cloud</text:h>
      <text:h text:style-name="P16" text:outline-level="3">7.1 Concept of Change Management</text:h>
      <text:p text:style-name="P18">Change management is the SCM process that regulates how modifications to software artifacts are proposed, analyzed, approved, implemented, and documented. Changes may be initiated due to defect corrections, enhancement requests, security updates, or performance improvements.</text:p>
      <text:p text:style-name="P18">The objectives of change management are to:</text:p>
      <text:list xml:id="list816041850" text:style-name="L48">
        <text:list-item>
          <text:p text:style-name="P53">Prevent unauthorized or uncontrolled modifications</text:p>
        </text:list-item>
        <text:list-item>
          <text:p text:style-name="P53">Preserve software stability and quality</text:p>
        </text:list-item>
        <text:list-item>
          <text:p text:style-name="P53">Ensure formal review and approval of changes</text:p>
        </text:list-item>
        <text:list-item>
          <text:p text:style-name="P53">Maintain complete traceability of changes</text:p>
        </text:list-item>
      </text:list>
      <text:h text:style-name="P16" text:outline-level="3"><text:soft-page-break/>7.2 Change Control Process</text:h>
      <text:p text:style-name="P18">A structured change management process typically includes the following steps:</text:p>
      <text:list xml:id="list985157757" text:style-name="L49">
        <text:list-item>
          <text:p text:style-name="P54">Submission of a formal change request</text:p>
        </text:list-item>
        <text:list-item>
          <text:p text:style-name="P54">Analysis of the technical and operational impact</text:p>
        </text:list-item>
        <text:list-item>
          <text:p text:style-name="P54">Approval or rejection by authorized personnel</text:p>
        </text:list-item>
        <text:list-item>
          <text:p text:style-name="P54">Implementation and testing of approved changes</text:p>
        </text:list-item>
        <text:list-item>
          <text:p text:style-name="P54">Verification and formal closure of the change</text:p>
        </text:list-item>
      </text:list>
      <text:h text:style-name="P16" text:outline-level="3">7.3 Change Management on Google Cloud</text:h>
      <text:p text:style-name="P18">Google Cloud enables effective change management through its integrated development tools:</text:p>
      <text:list xml:id="list1470737416" text:style-name="L50">
        <text:list-item>
          <text:p text:style-name="P55">Cloud Source Repositories maintain a complete history of code changes</text:p>
        </text:list-item>
        <text:list-item>
          <text:p text:style-name="P55">Branching strategies isolate changes until approval</text:p>
        </text:list-item>
        <text:list-item>
          <text:p text:style-name="P55">Pull requests and peer reviews ensure quality control</text:p>
        </text:list-item>
        <text:list-item>
          <text:p text:style-name="P55">Cloud Build triggers validate changes through automated testing</text:p>
        </text:list-item>
        <text:list-item>
          <text:p text:style-name="P55">IAM roles restrict change approval and merge privileges</text:p>
        </text:list-item>
      </text:list>
      <text:h text:style-name="P14" text:outline-level="2"/>
      <text:h text:style-name="P14" text:outline-level="2">8. SCM Workflow on Google Cloud</text:h>
      <text:p text:style-name="P18">A typical SCM workflow implemented on Google Cloud includes:</text:p>
      <text:list xml:id="list1664174684" text:style-name="L51">
        <text:list-item>
          <text:p text:style-name="P56">Developers submit changes to the source repository</text:p>
        </text:list-item>
        <text:list-item>
          <text:p text:style-name="P56">Changes are reviewed and merged after approval</text:p>
        </text:list-item>
        <text:list-item>
          <text:p text:style-name="P56">Automated builds and tests are triggered</text:p>
        </text:list-item>
        <text:list-item>
          <text:p text:style-name="P56">Artifacts are generated and stored</text:p>
        </text:list-item>
        <text:list-item>
          <text:p text:style-name="P57">Approved releases are deployed in a controlled manner</text:p>
        </text:list-item>
      </text:list>
      <text:h text:style-name="P23" text:outline-level="2"><text:soft-page-break/></text:h>
      <text:h text:style-name="P23" text:outline-level="2">9. Security and Access Management</text:h>
      <text:p text:style-name="P18">Security in Google Cloud-based SCM is enforced through Identity and Access Management (IAM). IAM ensures that only authorized users can access repositories, trigger builds, approve changes, and deploy releases. This strengthens configuration control and protects software assets from unauthorized modification.</text:p>
      <text:h text:style-name="P14" text:outline-level="2"/>
      <text:h text:style-name="P14" text:outline-level="2">10. Benefits of Using Google Cloud for SCM</text:h>
      <text:list xml:id="list1685451056" text:style-name="L52">
        <text:list-item>
          <text:p text:style-name="P58">Centralized and secure management of source code</text:p>
        </text:list-item>
        <text:list-item>
          <text:p text:style-name="P58">Automated build, test, and release pipelines</text:p>
        </text:list-item>
        <text:list-item>
          <text:p text:style-name="P58">Scalability and high availability</text:p>
        </text:list-item>
        <text:list-item>
          <text:p text:style-name="P58">Enhanced traceability and audit support</text:p>
        </text:list-item>
        <text:list-item>
          <text:p text:style-name="P58">Strong alignment with DevOps and CI/CD practices</text:p>
        </text:list-item>
      </text:list>
      <text:h text:style-name="P14" text:outline-level="2"/>
      <text:h text:style-name="P14" text:outline-level="2">11. Limitations and Challenges</text:h>
      <text:list xml:id="list2294982550" text:style-name="L53">
        <text:list-item>
          <text:p text:style-name="P59">Learning curve associated with cloud-based SCM tools</text:p>
        </text:list-item>
        <text:list-item>
          <text:p text:style-name="P59">Dependence on network connectivity and cloud availability</text:p>
        </text:list-item>
        <text:list-item>
          <text:p text:style-name="P59">Cost considerations for extensive build and storage usage</text:p>
        </text:list-item>
      </text:list>
      <text:h text:style-name="P14" text:outline-level="2"/>
      <text:h text:style-name="P14" text:outline-level="2">12. Conclusion</text:h>
      <text:p text:style-name="P18">This case study illustrates that Google Cloud Platform provides a comprehensive and effective environment for implementing Software Configuration Management. By integrating version control, build management, release management, and change management, Google Cloud enables disciplined, <text:soft-page-break/>automated, and scalable software development. Services such as Cloud Source Repositories, Cloud Build, Artifact Registry, and IAM collectively support modern SCM practices that align with industry standards and contemporary development needs.</text:p>
      <text:h text:style-name="P14" text:outline-level="2"/>
      <text:h text:style-name="P14" text:outline-level="2">References</text:h>
      <text:list xml:id="list3822671903" text:style-name="L54">
        <text:list-item>
          <text:p text:style-name="P88"><text:span text:style-name="T9">Pressman, R. S., </text:span><text:span text:style-name="Emphasis"><text:span text:style-name="T9">Software Engineering: A Practitioner’s Approach</text:span></text:span></text:p>
        </text:list-item>
        <text:list-item>
          <text:p text:style-name="P60">IEEE Standard 828 – Software Configuration Management</text:p>
        </text:list-item>
        <text:list-item>
          <text:p text:style-name="P60">Google Cloud Documentation – Cloud Build</text:p>
        </text:list-item>
        <text:list-item>
          <text:p text:style-name="P60">Google Cloud Documentation – Cloud Source Repositories</text:p>
        </text:list-item>
      </text:list>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text-properties fo:font-size="12pt" fo:language="en" fo:country="US" fo:font-weight="bold" style:font-size-asian="12pt" style:font-weight-asian="bold" style:font-name-complex="Calibri1" style:font-size-complex="12pt" style:font-weight-complex="bold"/>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text-properties fo:font-variant="small-caps" fo:color="#000000" style:font-name="Aptos Display" fo:font-size="18pt" fo:font-weight="bold" style:font-name-asian="Cambria1" style:font-size-asian="18pt" style:font-weight-asian="bold" style:font-name-complex="Cambria1" style:font-size-complex="18pt"/>
    </style:style>
    <style:style style:name="MP6"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7pt" style:font-name-asian="Cambria1" style:font-size-asian="7pt" style:font-name-complex="Cambria1" style:font-size-complex="7pt"/>
    </style:style>
    <style:style style:name="MP7" style:family="paragraph" style:parent-style-name="Standard">
      <style:paragraph-properties fo:margin-top="0cm" fo:margin-bottom="0cm" loext:contextual-spacing="false" fo:line-height="100%" fo:text-align="center" style:justify-single-word="false" fo:orphans="0" fo:widows="0" fo:padding="0cm" fo:border="none"/>
    </style:style>
    <style:style style:name="MP8" style:family="paragraph" style:parent-style-name="Standard">
      <style:paragraph-properties fo:margin-top="0cm" fo:margin-bottom="0cm" loext:contextual-spacing="false" fo:line-height="100%" fo:text-align="center" style:justify-single-word="false" fo:orphans="0" fo:widows="0" fo:padding="0cm" fo:border="none"/>
      <style:text-properties fo:color="#000000" style:font-name="Aptos Display" fo:font-size="8pt" style:font-name-asian="Cambria1" style:font-size-asian="8pt" style:font-name-complex="Cambria1" style:font-size-complex="8pt"/>
    </style:style>
    <style:style style:name="MP9" style:family="paragraph" style:parent-style-name="Standard">
      <style:paragraph-properties fo:margin-top="0cm" fo:margin-bottom="0cm" loext:contextual-spacing="false" fo:line-height="100%" fo:text-align="center" style:justify-single-word="false" fo:orphans="0" fo:widows="0" fo:padding="0cm" fo:border="none"/>
      <style:text-properties style:font-name="Aptos Display" fo:font-size="15pt" style:font-name-asian="Cambria1" style:font-size-asian="15pt" style:font-name-complex="Cambria1" style:font-size-complex="15pt"/>
    </style:style>
    <style:style style:name="MP10" style:family="paragraph" style:parent-style-name="Standard">
      <style:paragraph-properties fo:margin-top="0cm" fo:margin-bottom="0cm" loext:contextual-spacing="false" fo:line-height="100%" fo:orphans="0" fo:widows="0" fo:padding="0cm" fo:border="none"/>
    </style:style>
    <style:style style:name="MP11" style:family="paragraph" style:parent-style-name="Standard">
      <style:paragraph-properties fo:margin-top="0cm" fo:margin-bottom="0cm" loext:contextual-spacing="false" fo:line-height="100%">
        <style:tab-stops>
          <style:tab-stop style:position="5.463cm"/>
        </style:tab-stops>
      </style:paragraph-properties>
    </style:style>
    <style:style style:name="MP12"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P13"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officeooo:rsid="001e1365" officeooo:paragraph-rsid="001e1365" style:font-size-asian="10pt" style:font-weight-asian="bold" style:font-size-complex="10pt" style:font-weight-complex="bold"/>
    </style:style>
    <style:style style:name="MT1" style:family="text">
      <style:text-properties fo:font-size="10pt" fo:language="en" fo:country="US" style:font-size-asian="10pt" style:font-size-complex="10pt"/>
    </style:style>
    <style:style style:name="MT2" style:family="text">
      <style:text-properties fo:font-size="9pt" fo:language="en" fo:country="US" style:font-size-asian="9pt" style:font-size-complex="9pt"/>
    </style:style>
    <style:style style:name="MT3" style:family="text">
      <style:text-properties fo:font-size="8pt" fo:language="en" fo:country="US" style:font-size-asian="8pt" style:font-size-complex="8pt"/>
    </style:style>
    <style:style style:name="MT4" style:family="text">
      <style:text-properties fo:font-size="10pt" fo:font-weight="bold" style:font-size-asian="10pt" style:font-weight-asian="bold" style:font-size-complex="10pt" style:font-weight-complex="bold"/>
    </style:style>
    <style:style style:name="MT5" style:family="text">
      <style:text-properties fo:font-size="10pt" style:font-size-asian="10pt" style:font-size-complex="10pt"/>
    </style:style>
    <style:style style:name="MT6" style:family="text">
      <style:text-properties fo:color="#000000" style:font-name="Aptos Display" fo:font-size="7pt" style:font-name-asian="Cambria1" style:font-size-asian="7pt" style:font-name-complex="Cambria1" style:font-size-complex="7pt"/>
    </style:style>
    <style:style style:name="MT7" style:family="text">
      <style:text-properties style:font-name="Aptos Display" fo:font-size="7pt" style:font-name-asian="Cambria1" style:font-size-asian="7pt" style:font-name-complex="Cambria1" style:font-size-complex="7pt"/>
    </style:style>
    <style:style style:name="MT8" style:family="text">
      <style:text-properties fo:font-size="10pt" fo:language="en" fo:country="US" fo:font-weight="bold" style:font-size-asian="10pt" style:font-weight-asian="bold" style:font-size-complex="10pt" style:font-weight-complex="bold"/>
    </style:style>
    <style:style style:name="MT9" style:family="text">
      <style:text-properties fo:font-size="10pt" fo:language="en" fo:country="US" fo:font-weight="bold" officeooo:rsid="001e1365" style:font-size-asian="10pt" style:font-weight-asian="bold" style:font-size-complex="10pt" style:font-weight-complex="bold"/>
    </style:style>
    <style:style style:name="MT10" style:family="text">
      <style:text-properties fo:font-size="10pt" fo:language="en" fo:country="US" fo:font-weight="bold" officeooo:rsid="0030d190"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949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1.693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19"><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Nitte Meenakshi Institute of Technology</text:p>
                      <text:p text:style-name="MP6">(AN AUTONOMOUS INSTITUTION )</text:p>
                      <text:p text:style-name="MP7"><text:span text:style-name="MT6">APPROVED AND </text:span><text:span text:style-name="MT7">ACCREDITED</text:span><text:span text:style-name="MT6"> BY AICTE ,AFFILIATED TO VISVESVARAYA TECHNOLOGICAL UNIVERSITY, </text:span></text:p>
                      <text:p text:style-name="MP8">PB NO. 6429, YELAHANKA, BANGALORE 560-064, KARNATAKA</text:p>
                      <text:p text:style-name="MP9">Department of Information Science and Engineering</text:p>
                    </table:table-cell>
                    <table:table-cell table:style-name="Table1.A1" office:value-type="string">
                      <text:p text:style-name="MP10"><draw:frame draw:style-name="Mfr2" draw:name="Picture 3" text:anchor-type="as-char" svg:width="2.028cm" svg:height="1.958cm" draw:z-index="9"><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SOFTWARE ENGINEERING LABORATORY (22IS43) TASK EXECUTION SHEE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span text:style-name="MT8">Name: </text:span><text:span text:style-name="MT9">Samarth H Rao</text:span></text:p>
            </table:table-cell>
            <table:table-cell table:style-name="Table3.A1" office:value-type="string">
              <text:p text:style-name="MP11"><text:span text:style-name="MT8">USN: </text:span><text:span text:style-name="MT9">1NT24IS190</text:span></text:p>
            </table:table-cell>
            <table:table-cell table:style-name="Table3.A1" office:value-type="string">
              <text:p text:style-name="MP11"><text:span text:style-name="MT8">Date: </text:span><text:span text:style-name="MT10">10</text:span><text:span text:style-name="MT9">-02-26</text:span></text:p>
            </table:table-cell>
          </table:table-row>
          <table:table-row table:style-name="Table3.1">
            <table:table-cell table:style-name="Table3.A1" office:value-type="string">
              <text:p text:style-name="MP11"><text:span text:style-name="MT8">Lab Activity </text:span><text:span text:style-name="MT9">2 </text:span><text:span text:style-name="MT8">/ Task </text:span><text:span text:style-name="MT9">1</text:span><text:span text:style-name="MT8"> </text:span></text:p>
            </table:table-cell>
            <table:table-cell table:style-name="Table3.A1" office:value-type="string">
              <text:p text:style-name="MP11"><text:span text:style-name="MT8">Document name: </text:span><text:span text:style-name="MT9">Configuration Management</text:span></text:p>
            </table:table-cell>
            <table:table-cell table:style-name="Table3.A1" office:value-type="string">
              <text:p text:style-name="MP12">Submitted details:</text:p>
              <text:p text:style-name="MP12"/>
              <text:p text:style-name="MP13">Samarth H Rao</text:p>
            </table:table-cell>
          </table:table-row>
        </table:table>
        <text:p text:style-name="MP2"/>
      </style:header>
      <style:footer>
        <text:p text:style-name="Footer"><text:span text:style-name="MT1">SE_Lab-Activity Document (Ref: </text:span><text:bookmark-start text:name="_Hlk191643895"/><text:span text:style-name="MT2">SE_Lab-Manual</text:span><text:bookmark-end text:name="_Hlk191643895"/><text:span text:style-name="MT2">_28Feb25-V_1.0</text:span><text:span text:style-name="MT3">d) <text:s text:c="44"/></text:span><text:span text:style-name="MT1"><text:tab/>Page</text:span><text:span text:style-name="MT4"> </text:span><text:span text:style-name="MT4"><text:page-number text:select-page="current">8</text:page-number></text:span><text:span text:style-name="MT5"><text:s/>of </text:span><text:span text:style-name="MT4"><text:page-count>10</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9</meta:editing-cycles>
    <meta:creation-date>2026-01-22T04:51:00</meta:creation-date>
    <dc:date>2026-02-10T11:11:49.210549875</dc:date>
    <meta:editing-duration>PT1H22M25S</meta:editing-duration>
    <meta:generator>LibreOffice/6.4.7.2$Linux_X86_64 LibreOffice_project/40$Build-2</meta:generator>
    <meta:document-statistic meta:table-count="3" meta:image-count="2" meta:object-count="0" meta:page-count="10" meta:paragraph-count="155" meta:word-count="1770" meta:character-count="12681" meta:non-whitespace-character-count="11088"/>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